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4.52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02cm" fo:min-width="5.01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62cm" fo:min-width="7.05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cm" fo:min-width="2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62cm" fo:min-width="4.41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7.1cm" svg:height="1.9cm" svg:x="5.7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7.8cm" svg:height="2.9cm" svg:x="5.4cm" svg:y="2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2cm" svg:height="2.4cm" svg:x="4.2cm" svg:y="6.1cm">
          <text:p text:style-name="P1">Wprowadź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6.1cm" svg:height="5.1cm" svg:x="7.7cm" svg:y="9.8cm">
          <text:p text:style-name="P2">Czy liczba dzieli<text:line-break/>się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7.8cm" svg:height="2.4cm" svg:x="1.3cm" svg:y="16.8cm">
          <text:p text:style-name="P1">Wyprowadź:<text:line-break/>liczba parzysta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7.8cm" svg:height="2.4cm" svg:x="12.4cm" svg:y="16.8cm">
          <text:p text:style-name="P1">Wyprowadź:<text:line-break/>liczba nieparzysta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9.25cm" svg:y1="4.3cm" svg:x2="10.2cm" svg:y2="6.1cm" draw:start-shape="id1" draw:start-glue-point="8" draw:end-shape="id2" draw:end-glue-point="5" svg:d="M9250 4300l950 1800" svg:viewBox="0 0 951 1801">
          <text:p/>
        </draw:connector>
        <draw:connector draw:style-name="gr6" draw:text-style-name="P3" draw:layer="layout" draw:type="line" svg:x1="10.2cm" svg:y1="8.5cm" svg:x2="10.75cm" svg:y2="9.8cm" draw:start-shape="id2" draw:start-glue-point="8" draw:end-shape="id3" draw:end-glue-point="4" svg:d="M10200 8500l550 1300" svg:viewBox="0 0 551 1301">
          <text:p/>
        </draw:connector>
        <draw:connector draw:style-name="gr7" draw:text-style-name="P3" draw:layer="layout" svg:x1="7.7cm" svg:y1="12.35cm" svg:x2="5.2cm" svg:y2="16.8cm" draw:start-shape="id3" draw:start-glue-point="5" draw:end-shape="id4" draw:end-glue-point="5" svg:d="M7700 12350h-2500v4450" svg:viewBox="0 0 2501 4451">
          <text:p text:style-name="P1">TAK</text:p>
        </draw:connector>
        <draw:connector draw:style-name="gr7" draw:text-style-name="P3" draw:layer="layout" svg:x1="13.8cm" svg:y1="12.35cm" svg:x2="17.275cm" svg:y2="16.8cm" draw:start-shape="id3" draw:start-glue-point="7" draw:end-shape="id5" draw:end-glue-point="4" svg:d="M13800 12350h3475v4450" svg:viewBox="0 0 3476 4451">
          <text:p text:style-name="P1">NIE</text:p>
        </draw:connector>
        <draw:connector draw:style-name="gr6" draw:text-style-name="P3" draw:layer="layout" draw:type="line" svg:x1="5.2cm" svg:y1="19.2cm" svg:x2="9.3cm" svg:y2="22cm" draw:start-shape="id4" draw:start-glue-point="8" draw:end-shape="id6" draw:end-glue-point="4" svg:d="M5200 19200l4100 2800" svg:viewBox="0 0 4101 2801">
          <text:p/>
        </draw:connector>
        <draw:connector draw:style-name="gr6" draw:text-style-name="P3" draw:layer="layout" draw:type="line" svg:x1="15.325cm" svg:y1="19.2cm" svg:x2="9.3cm" svg:y2="22cm" draw:start-shape="id5" draw:start-glue-point="7" draw:end-shape="id6" draw:end-glue-point="4" svg:d="M15325 19200l-6025 2800" svg:viewBox="0 0 6026 2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3:14.572433096</meta:creation-date>
    <dc:date>2020-09-16T12:10:43.119590741</dc:date>
    <meta:editing-duration>PT7M5S</meta:editing-duration>
    <meta:editing-cycles>2</meta:editing-cycles>
    <meta:generator>LibreOffice/6.4.5.2$Linux_X86_64 LibreOffice_project/40$Build-2</meta:generator>
    <meta:document-statistic meta:object-count="12"/>
  </office:meta>
</office:document-meta>
</file>